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99cc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marker-start="" draw:fill="solid" draw:fill-color="#ffff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1cm" draw:marker-start="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Line_20_Style_20_9" draw:marker-start="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Fine_20_Dashed" draw:marker-start="" draw:marker-end="" draw:fill="non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center" fo:text-indent="0cm"/>
      <style:text-properties fo:font-family="Courier" style:font-family-generic="modern" style:font-pitch="fixed" fo:font-size="16pt" fo:font-style="italic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family="Courier" style:font-family-generic="modern" style:font-pitch="fixed" fo:font-size="16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4.5cm" svg:height="2cm" svg:x="9.364cm" svg:y="6.141cm">
          <text:p text:style-name="P1">CheckMa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" draw:layer="layout" svg:width="4.5cm" svg:height="2cm" svg:x="3.543cm" svg:y="6.109cm">
          <text:p text:style-name="P1">Start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4.5cm" svg:height="2cm" svg:x="15.136cm" svg:y="6.175cm">
          <text:p text:style-name="P1">Iter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cm" svg:height="2.5cm" svg:x="9.311cm" svg:y="11.475cm">
          <text:p text:style-name="P1"><text:span text:style-name="T1">::OnNewMail()</text:span></text:p>
          <text:p text:style-name="P2"><text:span text:style-name="T1">{</text:span></text:p>
          <text:p text:style-name="P2"><text:span text:style-name="T1">}</text:span></text:p>
          <draw:enhanced-geometry svg:viewBox="0 0 21600 21600" draw:path-stretchpoint-x="11000" draw:path-stretchpoint-y="10800" draw:text-areas="?f0 ?f0 ?f3 ?f12" draw:type="vertical-scroll" draw:modifiers="2107.31707317073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2" draw:text-style-name="P3" draw:layer="layout" svg:width="5cm" svg:height="2.5cm" svg:x="14.954cm" svg:y="11.426cm">
          <text:p text:style-name="P1"><text:span text:style-name="T1">::Iterate()</text:span></text:p>
          <text:p text:style-name="P2"><text:span text:style-name="T1">{</text:span></text:p>
          <text:p text:style-name="P2"><text:span text:style-name="T1">}</text:span></text:p>
          <draw:enhanced-geometry svg:viewBox="0 0 21600 21600" draw:path-stretchpoint-x="11000" draw:path-stretchpoint-y="10800" draw:text-areas="?f0 ?f0 ?f3 ?f12" draw:type="vertical-scroll" draw:modifiers="2107.31707317073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2" draw:text-style-name="P3" draw:layer="layout" svg:width="5cm" svg:height="2.5cm" svg:x="3.396cm" svg:y="11.555cm">
          <text:p text:style-name="P1"><text:span text:style-name="T1">::OnStartUp()</text:span></text:p>
          <text:p text:style-name="P2"><text:span text:style-name="T1">{</text:span></text:p>
          <text:p text:style-name="P2"><text:span text:style-name="T1">}</text:span></text:p>
          <draw:enhanced-geometry svg:viewBox="0 0 21600 21600" draw:path-stretchpoint-x="11000" draw:path-stretchpoint-y="10800" draw:text-areas="?f0 ?f0 ?f3 ?f12" draw:type="vertical-scroll" draw:modifiers="2107.31707317073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3" draw:text-style-name="P4" draw:layer="layout" svg:x1="8.043cm" svg:y1="7.109cm" svg:x2="9.364cm" svg:y2="7.141cm" draw:start-shape="id1" draw:start-glue-point="1" draw:end-shape="id2" draw:end-glue-point="3">
          <text:p text:style-name="P5"/>
        </draw:connector>
        <draw:connector draw:style-name="gr3" draw:text-style-name="P4" draw:layer="layout" svg:x1="13.844cm" svg:y1="7.109cm" svg:x2="15.165cm" svg:y2="7.141cm">
          <text:p text:style-name="P5"/>
        </draw:connector>
        <draw:connector draw:style-name="gr3" draw:text-style-name="P4" draw:layer="layout" draw:line-skew="-0.906cm" svg:x1="17.386cm" svg:y1="6.175cm" svg:x2="11.614cm" svg:y2="6.141cm" draw:start-shape="id3" draw:start-glue-point="0" draw:end-shape="id2" draw:end-glue-point="0">
          <text:p text:style-name="P5"/>
        </draw:connector>
        <draw:line draw:style-name="gr4" draw:text-style-name="P4" draw:layer="layout" svg:x1="5.635cm" svg:y1="8.635cm" svg:x2="5.635cm" svg:y2="11.135cm">
          <text:p text:style-name="P5"/>
        </draw:line>
        <draw:line draw:style-name="gr4" draw:text-style-name="P4" draw:layer="layout" svg:x1="11.635cm" svg:y1="8.635cm" svg:x2="11.635cm" svg:y2="11.135cm">
          <text:p text:style-name="P5"/>
        </draw:line>
        <draw:line draw:style-name="gr4" draw:text-style-name="P4" draw:layer="layout" svg:x1="17.635cm" svg:y1="8.635cm" svg:x2="17.635cm" svg:y2="11.135cm">
          <text:p text:style-name="P5"/>
        </draw:line>
        <draw:custom-shape draw:style-name="gr5" draw:text-style-name="P4" draw:layer="layout" svg:width="17.5cm" svg:height="6.5cm" svg:x="2.635cm" svg:y="2.635cm">
          <text:p text:style-name="P5"/>
          <draw:enhanced-geometry svg:viewBox="0 0 21600 21600" draw:type="rectangle" draw:enhanced-path="M 0 0 L 21600 0 21600 21600 0 21600 0 0 Z N"/>
        </draw:custom-shape>
        <draw:frame draw:style-name="gr6" draw:layer="layout" svg:width="5.959cm" svg:height="0.962cm" svg:x="8.635cm" svg:y="3.135cm">
          <draw:text-box>
            <text:p text:style-name="P5">CMOOSApp::Run()</text:p>
          </draw:text-box>
        </draw:frame>
        <draw:custom-shape draw:style-name="gr5" draw:text-style-name="P4" draw:layer="layout" svg:width="17.5cm" svg:height="4.9cm" svg:x="2.635cm" svg:y="10.235cm">
          <text:p text:style-name="P5"/>
          <draw:enhanced-geometry svg:viewBox="0 0 21600 21600" draw:type="rectangle" draw:enhanced-path="M 0 0 L 21600 0 21600 21600 0 21600 0 0 Z N"/>
        </draw:custom-shape>
        <draw:frame draw:style-name="gr6" draw:layer="layout" svg:width="15.772cm" svg:height="0.962cm" svg:x="3.863cm" svg:y="14.173cm">
          <draw:text-box>
            <text:p text:style-name="P5">Key overidden virtual functions in a derived applic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GB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1.661cm" fo:margin-bottom="13.213cm" fo:margin-left="2.288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Paul Newman</meta:initial-creator>
    <meta:creation-date>2007-02-06T18:09:52</meta:creation-date>
    <dc:creator>Paul Newman</dc:creator>
    <dc:date>2007-02-11T18:12:03</dc:date>
    <dc:language>en-GB</dc:language>
    <meta:editing-cycles>3</meta:editing-cycles>
    <meta:editing-duration>PT27M14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